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Niech Twa Żywa Woda</text:span><text:span text:style-name="T1"><text:line-break/></text:span><text:span text:style-name="T1">płynie przez duszę mą,</text:span><text:span text:style-name="T1"><text:line-break/></text:span><text:span text:style-name="T1">Niechaj </text:span><text:span text:style-name="T1">Duch Twój Święty</text:span><text:span text:style-name="T1"><text:line-break/></text:span><text:span text:style-name="T1">sam kieruje mną.</text:span><text:span text:style-name="T1"><text:line-break/></text:span><text:span text:style-name="T1">W każdej sytuacji,</text:span><text:span text:style-name="T1"><text:line-break/></text:span><text:span text:style-name="T1">która trapi mnie,</text:span><text:span text:style-name="T1"><text:line-break/></text:span><text:span text:style-name="T1">Troski i kłopoty</text:span><text:span text:style-name="T1"><text:line-break/></text:span><text:span text:style-name="T1">u Twych stóp złożyć chcę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Jezu, Jezu, Jezu</text:span><text:span text:style-name="T1"><text:line-break/></text:span><text:span text:style-name="T1">Ojcze, Ojcze, Ojcze</text:span><text:span text:style-name="T1"><text:line-break/></text:span><text:span text:style-name="T1">Duchu, Duchu, Duch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1" draw:text-style-name="P2" draw:layer="layout" svg:width="28cm" svg:height="21cm" svg:x="-0.001cm" svg:y="-0.002cm" presentation:class="title" presentation:user-transformed="true">
          <draw:text-box>
            <text:p text:style-name="P1"><text:span text:style-name="T1">Przyjdź o Duchu Święty</text:span><text:span text:style-name="T1"><text:line-break/></text:span><text:span text:style-name="T1">i rządź życiem mym,</text:span><text:span text:style-name="T1"><text:line-break/></text:span><text:span text:style-name="T1">Niech w ramionach</text:span><text:span text:style-name="T1"><text:line-break/></text:span><text:span text:style-name="T1">Twej miłości </text:span><text:span text:style-name="T1">skryje się.</text:span><text:span text:style-name="T1"><text:line-break/></text:span><text:span text:style-name="T1">Oddal strach, zwątpienie,</text:span><text:span text:style-name="T1"><text:line-break/></text:span><text:span text:style-name="T1">zabierz dumę mą,</text:span><text:span text:style-name="T1"><text:line-break/></text:span><text:span text:style-name="T1">Blisko Twej miłości</text:span><text:span text:style-name="T1"><text:line-break/></text:span><text:span text:style-name="T1">pragnę iść drogą Twą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Oddaj życie Panu,</text:span><text:span text:style-name="T1"><text:line-break/></text:span><text:span text:style-name="T1">niech On sam wypełni je,</text:span><text:span text:style-name="T1"><text:line-break/></text:span><text:span text:style-name="T1">Niech w ramionach</text:span><text:span text:style-name="T1"><text:line-break/></text:span><text:span text:style-name="T1">Swej miłości </text:span><text:span text:style-name="T1">skryje cię.</text:span><text:span text:style-name="T1"><text:line-break/></text:span><text:span text:style-name="T1">Gdy Mu dasz swe życie,</text:span><text:span text:style-name="T1"><text:line-break/></text:span><text:span text:style-name="T1">On ci wolność da,</text:span><text:span text:style-name="T1"><text:line-break/></text:span><text:span text:style-name="T1">żył, przebywał zawsze</text:span><text:span text:style-name="T1"><text:line-break/></text:span><text:span text:style-name="T1">już razem z Nim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06T16:29:10</meta:creation-date>
    <dc:creator>Rafał Talacha</dc:creator>
    <dc:date>2009-01-27T10:17:32</dc:date>
    <dc:language>pl-PL</dc:language>
    <meta:editing-cycles>5</meta:editing-cycles>
    <meta:editing-duration>PT6M12S</meta:editing-duration>
    <meta:user-defined meta:name="Info 1"/>
    <meta:user-defined meta:name="Info 2"/>
    <meta:user-defined meta:name="Info 3"/>
    <meta:user-defined meta:name="Info 4"/>
    <meta:document-statistic meta:object-count="33"/>
  </office:meta>
</office:document-meta>
</file>